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6600"/>
    </style:style>
    <style:style style:name="T3" style:parent-style-name="Absatz-Standardschriftart" style:family="text">
      <style:text-properties fo:color="#FF0000"/>
    </style:style>
    <style:style style:name="T4" style:parent-style-name="Absatz-Standardschriftart" style:family="text">
      <style:text-properties fo:color="#FF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FF0000"/>
    </style:style>
    <style:style style:name="P13" style:parent-style-name="Standard" style:family="paragraph">
      <style:text-properties fo:color="#FF0000"/>
    </style:style>
    <style:style style:name="P14" style:parent-style-name="Standard" style:family="paragraph">
      <style:text-properties fo:color="#FF0000"/>
    </style:style>
    <style:style style:name="P15" style:parent-style-name="Standard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Projekt KfZ-Versicherung:</text:p>
      <text:p text:style-name="Standard"/>
      <text:p text:style-name="Standard"/>
      <text:p text:style-name="P2">Anforderungsanalyse:</text:p>
      <text:p text:style-name="Standard"/>
      <text:p text:style-name="Standard">Zielgrösse ( Ausgabe ):<text:tab/>Gesamtbetrag in €</text:p>
      <text:p text:style-name="Standard"/>
      <text:p text:style-name="Standard"/>
      <text:p text:style-name="Standard">Übergabegrößen:<text:s/><text:tab/>Grundbetrag in €, km-Leistung, Garage ( ja/nein), Alter in Jahren</text:p>
      <text:p text:style-name="Standard"/>
      <text:p text:style-name="Standard">Testfall 1: Grundbetrag: 1000 €, km-Leistung: 12.000,<text:s/>Garage nein, 22 Jahre</text:p>
      <text:p text:style-name="Standard"/>
      <text:p text:style-name="Standard"><text:tab/><text:tab/><text:tab/>Alter 22: <text:s text:c="9"/>+400<text:s/></text:p>
      <text:p text:style-name="Standard"><text:tab/><text:tab/><text:tab/>Km-Leistung: <text:s/>-100</text:p>
      <text:p text:style-name="Standard"><text:tab/><text:tab/><text:tab/>Garage : <text:s text:c="11"/>+ 50<text:s/><text:tab/></text:p>
      <text:p text:style-name="Standard">Gesamtbetrag: <text:s text:c="2"/><text:span text:style-name="T3">1350 €</text:span><text:line-break/><text:tab/><text:tab/></text:p>
      <text:p text:style-name="Standard"><text:tab/><text:tab/><text:tab/></text:p>
      <text:p text:style-name="Standard"/>
      <text:p text:style-name="Standard">Testfall 2: Grundbetrag: 1000 €, km-Leistung 30.000, Garage ja, 46 Jahre</text:p>
      <text:p text:style-name="Standard"><text:tab/><text:tab/><text:tab/>Alter 46 <text:s text:c="9"/>-100</text:p>
      <text:p text:style-name="Standard"><text:tab/><text:tab/><text:tab/>Km_leistung: +200</text:p>
      <text:p text:style-name="Standard"><text:tab/><text:tab/><text:tab/>Garage :<text:tab/><text:s/>-50<text:s/><text:tab/></text:p>
      <text:p text:style-name="Standard"/>
      <text:p text:style-name="Standard">Gesamtbetrag:<text:s/><text:span text:style-name="T4">1050 €<text:s/></text:span></text:p>
      <text:p text:style-name="Standard"><text:tab/><text:tab/></text:p>
      <text:p text:style-name="Standard"/>
      <text:p text:style-name="Standard"/>
      <text:p text:style-name="Standard"/>
      <text:p text:style-name="P5">Testfall 3: Grundbetrag 1500 €, km-Leistung 10.000, Garage ja, 55 Jahre</text:p>
      <text:p text:style-name="P6"><text:tab/><text:tab/><text:s/></text:p>
      <text:p text:style-name="P7"><text:tab/><text:tab/><text:tab/>Alter 55: <text:s text:c="4"/>-150 €<text:s/></text:p>
      <text:p text:style-name="P8"><text:tab/><text:tab/><text:tab/>Km-Leistung: - 150 €</text:p>
      <text:p text:style-name="P9"><text:tab/><text:tab/><text:tab/>Garage: <text:s text:c="5"/>- 75 €</text:p>
      <text:p text:style-name="P10"/>
      <text:p text:style-name="P11"/>
      <text:p text:style-name="P12">Gesamtbetrag: <text:s text:c="2"/>1125 €<text:s/></text:p>
      <text:p text:style-name="P13"/>
      <text:p text:style-name="P14"/>
      <text:p text:style-name="P15"/>
      <text:soft-page-break/>
      <text:p text:style-name="Standard">Pseudocode:</text:p>
      <text:p text:style-name="Standard"/>
      <text:p text:style-name="Standard">Funktion berechneGesamtbetrag</text:p>
      <text:p text:style-name="Standard"/>
      <text:p text:style-name="Standard">Übergabe: grundbetrag: Gleitkommzahl, alter: Ganzzahl, kmLeistung: Ganzzahl,<text:s/></text:p>
      <text:p text:style-name="Standard">garage: Ganzzahl ( 0=false/1=true)<text:s/></text:p>
      <text:p text:style-name="Standard">Rückgabe: gesamtbetrag:Gleitkommazahl</text:p>
      <text:p text:style-name="Standard"/>
      <text:p text:style-name="Standard">Wenn ( alter &gt;25 <text:s/>?)</text:p>
      <text:p text:style-name="Standard"><text:tab/>Dann : gesamtbetrag := grundbetrag * 0,9</text:p>
      <text:p text:style-name="Standard"><text:tab/>Sonst: gesamtbetrag := grundbetrag * 1,4</text:p>
      <text:p text:style-name="Standard">Ende Wenn</text:p>
      <text:p text:style-name="Standard"/>
      <text:p text:style-name="Standard">Wenn ( kmLeistung &gt; 15000 ?)<text:s/></text:p>
      <text:p text:style-name="Standard"><text:tab/>Dann:<text:s/><text:tab/>gesamtbetrag := gesamtbetrag <text:s/>+ grundbetrag * 0,2</text:p>
      <text:p text:style-name="Standard"><text:tab/>Sonst: gesamtbetrag := gesamtbetrag – grundbetrag * 0,1</text:p>
      <text:p text:style-name="Standard">Ende Wenn<text:s/></text:p>
      <text:p text:style-name="Standard"/>
      <text:p text:style-name="Standard">Wenn ( garage = 1 ( true) ? )</text:p>
      <text:p text:style-name="Standard"><text:tab/>Dann: gesamtbetrag := gesamtbetrag – grundbetrag * 0,05</text:p>
      <text:p text:style-name="Standard"><text:tab/>Sonst: gesamtbetrag := gesamtbetrag + grundbetrag * 0,05</text:p>
      <text:p text:style-name="Standard">Ende Wenn<text:s/></text:p>
      <text:p text:style-name="Standard"/>
      <text:p text:style-name="Standard">Rückgabe gesamtbetrag</text:p>
      <text:p text:style-name="Standard"/>
      <text:p text:style-name="Standard">Ende Funk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 Arnold</meta:initial-creator>
    <dc:creator>Christoph Arnold</dc:creator>
    <meta:creation-date>2021-05-20T13:33:00Z</meta:creation-date>
    <dc:date>2021-05-20T13:33:00Z</dc:date>
    <meta:template xlink:href="Normal" xlink:type="simple"/>
    <meta:editing-cycles>2</meta:editing-cycles>
    <meta:editing-duration>PT0S</meta:editing-duration>
    <meta:document-statistic meta:page-count="2" meta:paragraph-count="2" meta:word-count="188" meta:character-count="1374" meta:row-count="9" meta:non-whitespace-character-count="1188"/>
  </office:meta>
</office:document-meta>
</file>